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Prime" svg:font-family="'Courier Prime'" style:font-family-generic="modern"/>
    <style:font-face style:name="DejaVu Sans" svg:font-family="'DejaVu Sans', 'Times New Roman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, 'Times New Roman'" style:font-pitch="variable"/>
    <style:font-face style:name="Hack" svg:font-family="Hack" style:font-pitch="fixed"/>
    <style:font-face style:name="Latin Modern Sans" svg:font-family="'Latin Modern Sans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color="#0000ff" loext:opacity="100%" style:font-name="Latin Modern Sans" fo:font-size="11pt" fo:font-weight="bold" style:font-size-asian="11pt" style:font-weight-asian="bold" style:font-name-complex="Arial Narrow" style:font-weight-complex="bold"/>
    </style:style>
    <style:style style:name="P2" style:family="paragraph" style:parent-style-name="Standard">
      <style:text-properties fo:color="#0000ff" loext:opacity="100%" style:font-name="Latin Modern Sans" fo:font-size="15pt" fo:font-weight="bold" style:font-size-asian="15pt" style:font-weight-asian="bold" style:font-name-complex="Century" style:font-weight-complex="bold"/>
    </style:style>
    <style:style style:name="P3" style:family="paragraph" style:parent-style-name="Standard">
      <loext:graphic-properties draw:fill="solid" draw:fill-color="#fff5ce" draw:opacity="100%"/>
      <style:paragraph-properties fo:background-color="#fff5ce"/>
      <style:text-properties fo:color="#0000ff" loext:opacity="100%" style:font-name="Latin Modern Sans" fo:font-size="15pt" fo:font-weight="bold" style:font-size-asian="15pt" style:font-weight-asian="bold" style:font-name-complex="Century" style:font-weight-complex="bold"/>
    </style:style>
    <style:style style:name="P4" style:family="paragraph" style:parent-style-name="Standard">
      <style:text-properties fo:color="#0000ff" loext:opacity="100%" style:font-name="Latin Modern Sans" fo:font-size="15pt" fo:font-weight="bold" style:font-name-asian="Century" style:font-size-asian="15pt" style:font-weight-asian="bold" style:font-name-complex="Century" style:font-weight-complex="bold"/>
    </style:style>
    <style:style style:name="P5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Latin Modern Sans" fo:font-size="15pt" fo:font-weight="bold" style:font-size-asian="15pt" style:font-weight-asian="bold" style:font-name-complex="Arial Narrow" style:font-weight-complex="bold"/>
    </style:style>
    <style:style style:name="P6" style:family="paragraph" style:parent-style-name="Standard">
      <style:text-properties style:font-name="Latin Modern Sans" fo:font-size="15pt" fo:font-weight="bold" style:font-size-asian="15pt" style:font-weight-asian="bold" style:font-name-complex="Book Antiqua" style:font-weight-complex="bold"/>
    </style:style>
    <style:style style:name="P7" style:family="paragraph" style:parent-style-name="Standard">
      <style:text-properties style:font-name="Latin Modern Sans" fo:font-size="15pt" officeooo:paragraph-rsid="001805f6" style:font-size-asian="15pt" style:font-name-complex="Century"/>
    </style:style>
    <style:style style:name="P8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Latin Modern Sans"/>
    </style:style>
    <style:style style:name="P9" style:family="paragraph" style:parent-style-name="Standard">
      <style:text-properties style:font-name="Latin Modern Sans"/>
    </style:style>
    <style:style style:name="P10" style:family="paragraph" style:parent-style-name="Standard">
      <style:text-properties style:font-name="Latin Modern Sans" style:font-name-complex="Book Antiqua" style:font-weight-complex="bold"/>
    </style:style>
    <style:style style:name="P11" style:family="paragraph" style:parent-style-name="Standard" style:list-style-name="WW8Num6">
      <style:text-properties style:font-name="Latin Modern Sans" officeooo:paragraph-rsid="001805f6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Latin Modern Sans" style:font-name-complex="Century"/>
    </style:style>
    <style:style style:name="P13" style:family="paragraph" style:parent-style-name="Standard" style:list-style-name="WW8Num7">
      <style:paragraph-properties fo:text-align="justify" style:justify-single-word="false"/>
      <style:text-properties style:font-name="Latin Modern Sans" style:font-name-complex="Century"/>
    </style:style>
    <style:style style:name="P14" style:family="paragraph" style:parent-style-name="Standard" style:list-style-name="WW8Num13">
      <style:paragraph-properties fo:text-align="justify" style:justify-single-word="false"/>
      <style:text-properties style:font-name="Latin Modern Sans" style:font-name-complex="Century"/>
    </style:style>
    <style:style style:name="P15" style:family="paragraph" style:parent-style-name="Standard" style:list-style-name="WW8Num14">
      <style:paragraph-properties fo:text-align="justify" style:justify-single-word="false"/>
      <style:text-properties style:font-name="Latin Modern Sans" style:font-name-complex="Century"/>
    </style:style>
    <style:style style:name="P16" style:family="paragraph" style:parent-style-name="Standard" style:list-style-name="WW8Num12">
      <style:paragraph-properties fo:text-align="justify" style:justify-single-word="false"/>
      <style:text-properties style:font-name="Latin Modern Sans" style:font-name-complex="Century"/>
    </style:style>
    <style:style style:name="P17" style:family="paragraph" style:parent-style-name="Standard">
      <style:paragraph-properties fo:text-align="justify" style:justify-single-word="false"/>
      <style:text-properties style:font-name="Latin Modern Sans" style:font-name-complex="Century"/>
    </style:style>
    <style:style style:name="P18" style:family="paragraph" style:parent-style-name="Standard">
      <style:text-properties style:font-name="Latin Modern Sans" style:font-name-complex="Century"/>
    </style:style>
    <style:style style:name="P19" style:family="paragraph" style:parent-style-name="Standard" style:list-style-name="WW8Num7">
      <style:paragraph-properties fo:text-align="justify" style:justify-single-word="false"/>
      <style:text-properties style:font-name="Latin Modern Sans"/>
    </style:style>
    <style:style style:name="P20" style:family="paragraph" style:parent-style-name="Standard">
      <style:paragraph-properties fo:text-align="center" style:justify-single-word="false"/>
      <style:text-properties style:font-name="Latin Modern Sans" fo:font-weight="bold" style:font-weight-asian="bold"/>
    </style:style>
    <style:style style:name="P21" style:family="paragraph" style:parent-style-name="Standard" style:list-style-name="WW8Num6">
      <style:text-properties style:font-name="Latin Modern Sans" officeooo:rsid="001805f6" officeooo:paragraph-rsid="001805f6"/>
    </style:style>
    <style:style style:name="P22" style:family="paragraph" style:parent-style-name="Standard">
      <loext:graphic-properties draw:fill="solid" draw:fill-color="#fff5ce" draw:opacity="100%"/>
      <style:paragraph-properties fo:background-color="#fff5ce"/>
      <style:text-properties style:font-name="Latin Modern Sans" fo:font-size="10pt" officeooo:paragraph-rsid="001805f6" style:font-size-asian="8.75pt" style:font-name-complex="Century" style:font-size-complex="10pt"/>
    </style:style>
    <style:style style:name="P23" style:family="paragraph" style:parent-style-name="Standard" style:list-style-name="L1">
      <loext:graphic-properties draw:fill="solid" draw:fill-color="#fff5ce" draw:opacity="100%"/>
      <style:paragraph-properties fo:background-color="#fff5ce"/>
      <style:text-properties style:use-window-font-color="true" loext:opacity="0%" style:font-name="Hack" fo:font-size="10pt" fo:font-weight="normal" style:font-name-asian="Century" style:font-size-asian="10pt" style:font-weight-asian="normal" style:font-name-complex="Century" style:font-size-complex="10pt" style:font-weight-complex="normal"/>
    </style:style>
    <style:style style:name="P24" style:family="paragraph" style:parent-style-name="Standard">
      <loext:graphic-properties draw:fill="solid" draw:fill-color="#fff5ce" draw:opacity="100%"/>
      <style:paragraph-properties fo:background-color="#fff5ce"/>
      <style:text-properties style:use-window-font-color="true" loext:opacity="0%" style:font-name="Hack" fo:font-size="10pt" fo:language="en" fo:country="US" fo:font-weight="normal" style:letter-kerning="true" style:font-name-asian="Century" style:font-size-asian="10pt" style:language-asian="zh" style:country-asian="CN" style:font-weight-asian="normal" style:font-name-complex="Century" style:font-size-complex="10pt" style:language-complex="ar" style:country-complex="SA" style:font-weight-complex="normal"/>
    </style:style>
    <style:style style:name="P25" style:family="paragraph" style:parent-style-name="Standard">
      <loext:graphic-properties draw:fill="solid" draw:fill-color="#fff5ce" draw:opacity="100%"/>
      <style:paragraph-properties fo:text-align="start" style:justify-single-word="false" fo:background-color="#fff5ce"/>
      <style:text-properties style:use-window-font-color="true" loext:opacity="0%" style:font-name="Hack" fo:font-size="10pt" fo:language="en" fo:country="US" fo:font-weight="normal" style:letter-kerning="true" style:font-name-asian="Century" style:font-size-asian="10pt" style:language-asian="zh" style:country-asian="CN" style:font-weight-asian="normal" style:font-name-complex="Century" style:font-size-complex="10pt" style:language-complex="ar" style:country-complex="SA" style:font-weight-complex="normal"/>
    </style:style>
    <style:style style:name="P26" style:family="paragraph" style:parent-style-name="Text_20_body">
      <style:text-properties style:font-name="Latin Modern Sans" fo:font-size="27pt" style:font-size-asian="27pt" style:font-name-complex="Comic Sans M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name-complex="Arial Narrow" style:font-weight-complex="bold"/>
    </style:style>
    <style:style style:name="T3" style:family="text">
      <style:text-properties fo:font-size="15pt" fo:font-weight="bold" style:font-size-asian="15pt" style:font-weight-asian="bold" style:font-name-complex="Book Antiqua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font-name-complex="Century"/>
    </style:style>
    <style:style style:name="T6" style:family="text">
      <style:text-properties style:font-name-complex="Century" style:font-size-complex="11pt"/>
    </style:style>
    <style:style style:name="T7" style:family="text">
      <style:text-properties fo:color="#0000ff" loext:opacity="100%" style:font-name="Century" fo:font-size="15pt" fo:font-weight="bold" style:font-size-asian="15pt" style:font-weight-asian="bold" style:font-name-complex="Century" style:font-weight-complex="bold"/>
    </style:style>
    <style:style style:name="T8" style:family="text">
      <style:text-properties fo:color="#0000ff" loext:opacity="100%" fo:font-weight="bold" style:font-weight-asian="bold" style:font-weight-complex="bold"/>
    </style:style>
    <style:style style:name="T9" style:family="text">
      <style:text-properties fo:color="#0000ff" loext:opacity="100%" fo:font-weight="bold" style:font-name-asian="Comic Sans MS" style:font-weight-asian="bold" style:font-name-complex="Comic Sans MS" style:font-weight-complex="bold"/>
    </style:style>
    <style:style style:name="T10" style:family="text">
      <style:text-properties fo:color="#0000ff" loext:opacity="100%" fo:font-size="15pt" style:font-size-asian="15pt" style:font-name-complex="Century" style:font-weight-complex="bold"/>
    </style:style>
    <style:style style:name="T11" style:family="text">
      <style:text-properties fo:color="#0000ff" loext:opacity="100%" fo:font-size="27pt" fo:font-weight="bold" style:font-name-asian="Comic Sans MS" style:font-size-asian="27pt" style:font-weight-asian="bold" style:font-name-complex="Comic Sans MS" style:font-weight-complex="bold"/>
    </style:style>
    <style:style style:name="T12" style:family="text">
      <style:text-properties fo:color="#000000" loext:opacity="100%" fo:font-size="14pt" fo:font-weight="bold" style:font-size-asian="14pt" style:font-weight-asian="bold" style:font-name-complex="Arial" style:font-weight-complex="bold"/>
    </style:style>
    <style:style style:name="T13" style:family="text">
      <style:text-properties fo:color="#000000" loext:opacity="100%" fo:font-size="14pt" fo:font-style="italic" fo:font-weight="bold" style:font-size-asian="14pt" style:font-style-asian="italic" style:font-weight-asian="bold" style:font-name-complex="Arial" style:font-weight-complex="bold"/>
    </style:style>
    <style:style style:name="T14" style:family="text">
      <style:text-properties fo:color="#000000" loext:opacity="100%" fo:font-size="14pt" fo:font-style="italic" fo:font-weight="bold" officeooo:rsid="0016b325" style:font-size-asian="14pt" style:font-style-asian="italic" style:font-weight-asian="bold" style:font-name-complex="Arial" style:font-weight-complex="bold"/>
    </style:style>
    <style:style style:name="T15" style:family="text">
      <style:text-properties style:font-name="Book Antiqua" fo:font-size="15pt" fo:font-weight="bold" style:font-size-asian="15pt" style:font-weight-asian="bold" style:font-name-complex="Book Antiqua" style:font-weight-complex="bold"/>
    </style:style>
    <style:style style:name="T16" style:family="text">
      <style:text-properties style:font-name-complex="Book Antiqua" style:font-weight-complex="bold"/>
    </style:style>
    <style:style style:name="T17" style:family="text">
      <style:text-properties officeooo:rsid="001805f6"/>
    </style:style>
    <style:style style:name="T18" style:family="text">
      <style:text-properties style:use-window-font-color="true" loext:opacity="0%" style:font-name="Hack" fo:font-size="10pt" fo:language="en" fo:country="US" fo:font-weight="normal" style:letter-kerning="true" style:font-name-asian="Century" style:font-size-asian="10pt" style:language-asian="zh" style:country-asian="CN" style:font-weight-asian="normal" style:font-name-complex="Century" style:font-size-complex="10pt" style:language-complex="ar" style:country-complex="SA" style:font-weight-complex="normal"/>
    </style:style>
    <style:style style:name="T19" style:family="text">
      <style:text-properties fo:font-size="10pt" style:font-size-asian="8.75pt" style:font-size-complex="10pt"/>
    </style:style>
    <style:style style:name="T20" style:family="text">
      <style:text-properties fo:font-size="27pt" style:font-name-asian="Comic Sans MS" style:font-size-asian="27pt" style:font-name-complex="Comic Sans M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RLA INSTITUTE OF TECHNOLOGY &amp; SCIENCE, PILANI (RAJASTHAN)</text:p>
      <text:p text:style-name="P8"><text:span text:style-name="T2">CS F422 – Parallel Computing</text:span></text:p>
      <text:p text:style-name="P5">Lab#2</text:p>
      <text:p text:style-name="P1"/>
      <text:p text:style-name="P2"/>
      <text:p text:style-name="P9"><text:span text:style-name="T12">Note: Please use programs under </text:span><text:span text:style-name="T13">Code_lab</text:span><text:span text:style-name="T14">2</text:span><text:span text:style-name="T12"> directory supplied with this sheet. Do not copy from this sheet.</text:span></text:p>
      <text:p text:style-name="P10"/>
      <text:p text:style-name="P10">The lab has the following objectives:</text:p>
      <text:p text:style-name="P9"><text:span text:style-name="T16">Giving practice programs for OpenMP and OpenCilk.</text:span></text:p>
      <text:p text:style-name="P2"/>
      <text:p text:style-name="P2">Compiling and Running an OpenMP Program</text:p>
      <text:p text:style-name="P4"><text:s/></text:p>
      <text:list xml:id="list3957515987" text:style-name="L1">
        <text:list-item>
          <text:p text:style-name="P23">#include &lt;omp.h&gt;</text:p>
        </text:list-item>
        <text:list-item>
          <text:p text:style-name="P23">#include &lt;stdio.h&gt;</text:p>
        </text:list-item>
        <text:list-item>
          <text:p text:style-name="P23"/>
        </text:list-item>
        <text:list-item>
          <text:p text:style-name="P23">int main(int argc, char* argv[]) {</text:p>
        </text:list-item>
        <text:list-item>
          <text:p text:style-name="P23"><text:s text:c="4"/>printf("Hello World\n");</text:p>
        </text:list-item>
        <text:list-item>
          <text:p text:style-name="P23"><text:s text:c="4"/>printf("No. of parallel process possible: %d\n", omp_get_num_procs());</text:p>
        </text:list-item>
        <text:list-item>
          <text:p text:style-name="P23">#pragma omp parallel </text:p>
        </text:list-item>
        <text:list-item>
          <text:p text:style-name="P23"><text:s text:c="4"/>{</text:p>
        </text:list-item>
        <text:list-item>
          <text:p text:style-name="P23"><text:s text:c="8"/>// printf("I am a parallel region.\n");</text:p>
        </text:list-item>
        <text:list-item>
          <text:p text:style-name="P23"><text:s text:c="8"/>printf("Hi I'm parallel process no. : %d\n", omp_get_thread_num());</text:p>
        </text:list-item>
        <text:list-item>
          <text:p text:style-name="P23"><text:s text:c="4"/>}</text:p>
        </text:list-item>
        <text:list-item>
          <text:p text:style-name="P23"><text:s text:c="4"/>return 0;</text:p>
        </text:list-item>
        <text:list-item>
          <text:p text:style-name="P23">}</text:p>
        </text:list-item>
      </text:list>
      <text:p text:style-name="P2"/>
      <text:p text:style-name="P26">Q?</text:p>
      <text:list xml:id="list2465211344" text:style-name="WW8Num6">
        <text:list-item>
          <text:p text:style-name="P21">How is the program deciding the number of parallel processes?</text:p>
        </text:list-item>
        <text:list-item>
          <text:p text:style-name="P11"><text:span text:style-name="T17">Find out if it’s possible to change the number of available parallel processes for the program.</text:span></text:p>
        </text:list-item>
      </text:list>
      <text:p text:style-name="P12"/>
      <text:p text:style-name="P6"/>
      <text:p text:style-name="P7"><text:soft-page-break/><text:span text:style-name="T8">Monitoring an OpenMP Program</text:span></text:p>
      <text:p text:style-name="P22"><text:span text:style-name="T9"/></text:p>
      <text:p text:style-name="P26"/>
      <text:p text:style-name="P26">Q?</text:p>
      <text:list xml:id="list3160571316" text:style-name="WW8Num7">
        <text:list-item>
          <text:p text:style-name="P13">Run the above program. Open another terminal and run ‘ps –al’ command. What is the state of child process?</text:p>
        </text:list-item>
        <text:list-item>
          <text:p text:style-name="P13">Modify the above program to be free from creating zombie processes.</text:p>
        </text:list-item>
        <text:list-item>
          <text:p text:style-name="P19"><text:span text:style-name="T6">Write an exit </text:span><text:span text:style-name="T5">handler such that it clears all the zombies of this process.</text:span></text:p>
        </text:list-item>
      </text:list>
      <text:p text:style-name="P18"/>
      <text:p text:style-name="P18"/>
      <text:p text:style-name="P2">Parallelization of Loops</text:p>
      <text:p text:style-name="P24"/>
      <text:p text:style-name="P26">Q?</text:p>
      <text:list xml:id="list2744548342" text:style-name="WW8Num13">
        <text:list-item>
          <text:p text:style-name="P14">Run the above program. Open another terminal and run ‘ps –al’ command. What is the state of child process?</text:p>
        </text:list-item>
      </text:list>
      <text:p text:style-name="P2"/>
      <text:p text:style-name="P2"/>
      <text:p text:style-name="P2">OpenMP: nested parallelism</text:p>
      <text:p text:style-name="P24"/>
      <text:p text:style-name="P9">Matrix multiplication</text:p>
      <text:p text:style-name="P9">Conway’s Game of Life:</text:p>
      <text:p text:style-name="P6"/>
      <text:p text:style-name="P26">Q?</text:p>
      <text:list xml:id="list2157642119" text:style-name="WW8Num14">
        <text:list-item>
          <text:p text:style-name="P15">Run the above program. Open another terminal and run ‘ps –al’ command. What is the state of child process?</text:p>
        </text:list-item>
      </text:list>
      <text:p text:style-name="P6"><text:line-break/></text:p>
      <text:p text:style-name="P2">Combining the Results of Parallel Iterations</text:p>
      <text:p text:style-name="P3"><text:span text:style-name="T18"/></text:p>
      <text:p text:style-name="P26"><text:soft-page-break/>Q?</text:p>
      <text:list xml:id="list278071752" text:style-name="WW8Num12">
        <text:list-item>
          <text:p text:style-name="P16">Run the above program. Open another terminal and run ‘ps –al’ command. What is the state of child process?</text:p>
        </text:list-item>
      </text:list>
      <text:p text:style-name="P17"/>
      <text:p text:style-name="P2">OpenMP: critical sections</text:p>
      <text:p text:style-name="P25"/>
      <text:p text:style-name="P20"/>
      <text:p text:style-name="P2">Distributing Iterations Among Thread</text:p>
      <text:p text:style-name="P25"/>
      <text:p text:style-name="P20"/>
      <text:p text:style-name="P2">Parallel Tasks</text:p>
      <text:p text:style-name="P24"/>
      <text:p text:style-name="P2"/>
      <text:p text:style-name="P2">OpenCilk – loops &amp; concurrent tasks</text:p>
      <text:p text:style-name="P24"/>
      <text:p text:style-name="P2"/>
      <text:p text:style-name="P20">End of lab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Courier Prime" svg:font-family="'Courier Prime'" style:font-family-generic="modern"/>
    <style:font-face style:name="DejaVu Sans" svg:font-family="'DejaVu Sans', 'Times New Roman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, 'Times New Roman'" style:font-pitch="variable"/>
    <style:font-face style:name="Hack" svg:font-family="Hack" style:font-pitch="fixed"/>
    <style:font-face style:name="Latin Modern Sans" svg:font-family="'Latin Modern Sans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, 'Times New Roman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language="none" fo:country="none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none" fo:country="none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true" fo:hyphenation-remain-char-count="2" fo:hyphenation-push-char-count="2" loext:hyphenation-no-caps="false"/>
    </style:style>
    <style:style style:name="WW8Num1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2z0" style:family="text">
      <style:text-properties style:font-name="Book Antiqua" fo:font-family="'Book Antiqua'" style:font-family-generic="roman" style:font-pitch="variable" fo:font-size="11pt" fo:font-style="normal" fo:font-weight="bold" style:font-size-asian="11pt" style:font-style-asian="normal" style:font-weight-asian="bold" style:font-name-complex="Book Antiqua" style:font-family-complex="'Book Antiqua'" style:font-family-generic-complex="roman" style:font-pitch-complex="variable" style:font-size-complex="11pt"/>
    </style:style>
    <style:style style:name="WW8Num3z0" style:family="text">
      <style:text-properties fo:color="#00000a" loext:opacity="100%" style:font-name="Book Antiqua" fo:font-family="'Book Antiqua'" style:font-family-generic="roman" style:font-pitch="variable" fo:font-weight="bold" style:font-weight-asian="bold" style:font-name-complex="Book Antiqua" style:font-family-complex="'Book Antiqua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Book Antiqua" fo:font-family="'Book Antiqua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-Default_20_Paragraph_20_Font" style:display-name="WW-Default Paragraph Font" style:family="text"/>
    <style:style style:name="HTML_20_Typewriter" style:display-name="HTML Typewrite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Body_20_Text_20_Char" style:display-name="Body Text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kwrd" style:family="text"/>
    <style:style style:name="str" style:family="text"/>
    <style:style style:name="rem" style:family="text"/>
    <style:style style:name="ListLabel_20_46" style:display-name="ListLabel 46" style:family="text">
      <style:text-properties fo:color="#00000a" loext:opacity="100%" style:font-name="Book Antiqua" fo:font-family="'Book Antiqua'" style:font-family-generic="roman" style:font-pitch="variable" fo:font-weight="bold" style:font-weight-asian="bold" style:font-name-complex="Book Antiqua" style:font-family-complex="'Book Antiqua'" style:font-family-generic-complex="roman" style:font-pitch-complex="variable"/>
    </style:style>
    <style:style style:name="ListLabel_20_67" style:display-name="ListLabel 67" style:family="text"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Label_20_57" style:display-name="ListLabel 57" style:family="text">
      <style:text-properties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Book Antiqua" fo:font-family="'Book Antiqua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1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1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1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1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1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1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1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1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10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10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10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10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10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10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10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10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Parijat Banerjee</meta:initial-creator>
    <meta:creation-date>2022-02-12T12:34:00</meta:creation-date>
    <dc:date>2022-02-23T22:46:17.357565138</dc:date>
    <meta:editing-cycles>5</meta:editing-cycles>
    <meta:editing-duration>PT19M49S</meta:editing-duration>
    <meta:generator>LibreOffice/7.2.5.1$Linux_X86_64 LibreOffice_project/20$Build-1</meta:generator>
    <meta:document-statistic meta:table-count="0" meta:image-count="0" meta:object-count="0" meta:page-count="3" meta:paragraph-count="46" meta:word-count="282" meta:character-count="1725" meta:non-whitespace-character-count="1466"/>
  </office:meta>
</office:document-meta>
</file>